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ea3c"/>
    </style:style>
    <style:style style:name="P2" style:family="paragraph" style:parent-style-name="Text_20_body">
      <style:text-properties officeooo:rsid="0021ea3c" officeooo:paragraph-rsid="0021ea3c"/>
    </style:style>
    <style:style style:name="P3" style:family="paragraph" style:parent-style-name="Text_20_body">
      <style:text-properties style:font-name="Liberation Serif" style:text-underline-style="none" fo:font-weight="bold" officeooo:rsid="0021ea3c" officeooo:paragraph-rsid="0021ea3c" style:font-weight-asian="bold" style:font-weight-complex="bold"/>
    </style:style>
    <style:style style:name="P4" style:family="paragraph" style:parent-style-name="Standard">
      <style:paragraph-properties fo:line-height="150%"/>
      <style:text-properties fo:language="de" fo:country="DE" officeooo:rsid="0026c317" officeooo:paragraph-rsid="001a6c6d"/>
    </style:style>
    <style:style style:name="P5" style:family="paragraph" style:parent-style-name="Standard">
      <style:paragraph-properties fo:line-height="150%" fo:text-align="start" style:justify-single-word="false"/>
      <style:text-properties fo:language="de" fo:country="DE" officeooo:rsid="0015e804" officeooo:paragraph-rsid="0021ea3c"/>
    </style:style>
    <style:style style:name="P6" style:family="paragraph" style:parent-style-name="Standard">
      <style:paragraph-properties fo:line-height="150%" fo:text-align="start" style:justify-single-word="false"/>
      <style:text-properties fo:language="de" fo:country="DE" officeooo:rsid="00177676" officeooo:paragraph-rsid="001a6c6d"/>
    </style:style>
    <style:style style:name="P7" style:family="paragraph" style:parent-style-name="Standard">
      <style:paragraph-properties fo:line-height="150%"/>
      <style:text-properties fo:language="de" fo:country="DE" officeooo:rsid="0017bd88" officeooo:paragraph-rsid="001c5939"/>
    </style:style>
    <style:style style:name="P8" style:family="paragraph" style:parent-style-name="Standard">
      <style:paragraph-properties fo:line-height="150%"/>
      <style:text-properties fo:language="de" fo:country="DE" officeooo:rsid="0018f695" officeooo:paragraph-rsid="001c5939"/>
    </style:style>
    <style:style style:name="P9" style:family="paragraph" style:parent-style-name="Standard">
      <style:paragraph-properties fo:line-height="150%"/>
      <style:text-properties fo:language="de" fo:country="DE" officeooo:rsid="001bffba" officeooo:paragraph-rsid="001a6c6d"/>
    </style:style>
    <style:style style:name="P10" style:family="paragraph" style:parent-style-name="Standard">
      <style:paragraph-properties fo:line-height="150%"/>
      <style:text-properties fo:language="de" fo:country="DE" officeooo:rsid="001bffba" officeooo:paragraph-rsid="001c5939"/>
    </style:style>
    <style:style style:name="P11" style:family="paragraph" style:parent-style-name="Standard">
      <style:paragraph-properties fo:line-height="150%"/>
      <style:text-properties fo:language="de" fo:country="DE" officeooo:rsid="001dd1dd" officeooo:paragraph-rsid="001a6c6d"/>
    </style:style>
    <style:style style:name="P12" style:family="paragraph" style:parent-style-name="Standard">
      <style:paragraph-properties fo:line-height="150%"/>
      <style:text-properties fo:language="de" fo:country="DE" officeooo:rsid="001dd1dd" officeooo:paragraph-rsid="001ef52f"/>
    </style:style>
    <style:style style:name="P13" style:family="paragraph" style:parent-style-name="Standard">
      <style:paragraph-properties fo:line-height="150%"/>
      <style:text-properties fo:language="de" fo:country="DE" officeooo:rsid="001ddf47" officeooo:paragraph-rsid="001ef52f"/>
    </style:style>
    <style:style style:name="P14" style:family="paragraph" style:parent-style-name="Standard">
      <style:paragraph-properties fo:line-height="150%"/>
      <style:text-properties fo:language="de" fo:country="DE" officeooo:rsid="001ea9c3" officeooo:paragraph-rsid="001ef52f"/>
    </style:style>
    <style:style style:name="P15" style:family="paragraph" style:parent-style-name="Standard">
      <style:paragraph-properties fo:line-height="150%"/>
      <style:text-properties fo:language="de" fo:country="DE" officeooo:rsid="001ea9c3" officeooo:paragraph-rsid="0023300f"/>
    </style:style>
    <style:style style:name="P16" style:family="paragraph" style:parent-style-name="Standard">
      <style:paragraph-properties fo:line-height="150%"/>
      <style:text-properties fo:language="de" fo:country="DE" officeooo:rsid="001f5cf4" officeooo:paragraph-rsid="001a6c6d"/>
    </style:style>
    <style:style style:name="P17" style:family="paragraph" style:parent-style-name="Standard">
      <style:paragraph-properties fo:line-height="150%"/>
      <style:text-properties fo:language="de" fo:country="DE" officeooo:rsid="001f5cf4" officeooo:paragraph-rsid="001ef52f"/>
    </style:style>
    <style:style style:name="P18" style:family="paragraph" style:parent-style-name="Standard">
      <style:paragraph-properties fo:line-height="150%"/>
      <style:text-properties fo:language="de" fo:country="DE" fo:font-weight="bold" officeooo:rsid="0021ea3c" officeooo:paragraph-rsid="0021ea3c" style:font-weight-asian="bold" style:font-weight-complex="bold"/>
    </style:style>
    <style:style style:name="P19" style:family="paragraph" style:parent-style-name="Standard">
      <style:paragraph-properties fo:line-height="150%"/>
      <style:text-properties fo:language="de" fo:country="DE" officeooo:rsid="001ef52f" officeooo:paragraph-rsid="001ef52f"/>
    </style:style>
    <style:style style:name="P20" style:family="paragraph" style:parent-style-name="Standard">
      <style:paragraph-properties fo:line-height="150%"/>
      <style:text-properties fo:language="de" fo:country="DE" officeooo:rsid="0021ea3c" officeooo:paragraph-rsid="0021ea3c"/>
    </style:style>
    <style:style style:name="P21" style:family="paragraph" style:parent-style-name="Standard">
      <style:paragraph-properties fo:line-height="150%"/>
      <style:text-properties fo:language="de" fo:country="DE" fo:font-weight="normal" officeooo:rsid="0021ea3c" officeooo:paragraph-rsid="0021ea3c" style:font-weight-asian="normal" style:font-weight-complex="normal"/>
    </style:style>
    <style:style style:name="P22" style:family="paragraph" style:parent-style-name="Standard">
      <style:paragraph-properties fo:line-height="150%"/>
      <style:text-properties fo:language="de" fo:country="DE" officeooo:rsid="00226005" officeooo:paragraph-rsid="00226005"/>
    </style:style>
    <style:style style:name="P23" style:family="paragraph" style:parent-style-name="Standard">
      <style:paragraph-properties fo:line-height="150%"/>
      <style:text-properties fo:language="de" fo:country="DE" officeooo:rsid="0023300f" officeooo:paragraph-rsid="0023300f"/>
    </style:style>
    <style:style style:name="P24" style:family="paragraph" style:parent-style-name="Standard">
      <style:paragraph-properties fo:line-height="150%"/>
      <style:text-properties fo:language="de" fo:country="DE" style:text-underline-style="none" fo:font-weight="bold" officeooo:rsid="00226005" officeooo:paragraph-rsid="00226005" style:font-weight-asian="bold" style:font-weight-complex="bold"/>
    </style:style>
    <style:style style:name="P25" style:family="paragraph" style:parent-style-name="Standard">
      <style:paragraph-properties fo:line-height="150%"/>
      <style:text-properties fo:language="de" fo:country="DE" style:text-underline-style="none" fo:font-weight="bold" officeooo:rsid="0023300f" officeooo:paragraph-rsid="0023300f" style:font-weight-asian="bold" style:font-weight-complex="bold"/>
    </style:style>
    <style:style style:name="P26" style:family="paragraph" style:parent-style-name="Standard">
      <style:paragraph-properties fo:line-height="150%"/>
      <style:text-properties fo:language="de" fo:country="DE" style:text-underline-style="none" fo:font-weight="bold" officeooo:rsid="001ef52f" officeooo:paragraph-rsid="001ef52f" style:font-weight-asian="bold" style:font-weight-complex="bold"/>
    </style:style>
    <style:style style:name="P27" style:family="paragraph" style:parent-style-name="Standard">
      <style:paragraph-properties fo:line-height="150%"/>
      <style:text-properties fo:language="de" fo:country="DE" style:text-underline-style="none" fo:font-weight="bold" officeooo:rsid="001f5cf4" officeooo:paragraph-rsid="001ef52f" style:font-weight-asian="bold" style:font-weight-complex="bold"/>
    </style:style>
    <style:style style:name="P28" style:family="paragraph" style:parent-style-name="Standard">
      <style:paragraph-properties fo:line-height="150%"/>
      <style:text-properties fo:language="de" fo:country="DE" style:text-underline-style="none" fo:font-weight="bold" officeooo:rsid="001ea9c3" officeooo:paragraph-rsid="0023300f" style:font-weight-asian="bold" style:font-weight-complex="bold"/>
    </style:style>
    <style:style style:name="P29" style:family="paragraph" style:parent-style-name="Standard">
      <style:paragraph-properties fo:line-height="150%"/>
      <style:text-properties fo:language="de" fo:country="DE" style:text-underline-style="none" fo:font-weight="bold" officeooo:rsid="001dd1dd" officeooo:paragraph-rsid="001a6c6d" style:font-weight-asian="bold" style:font-weight-complex="bold"/>
    </style:style>
    <style:style style:name="P30" style:family="paragraph" style:parent-style-name="Standard">
      <style:paragraph-properties fo:line-height="150%"/>
      <style:text-properties fo:language="de" fo:country="DE" style:text-underline-style="none" fo:font-weight="bold" officeooo:rsid="001bffba" officeooo:paragraph-rsid="001a6c6d" style:font-weight-asian="bold" style:font-weight-complex="bold"/>
    </style:style>
    <style:style style:name="P31" style:family="paragraph" style:parent-style-name="Standard">
      <style:paragraph-properties fo:line-height="150%"/>
      <style:text-properties fo:language="de" fo:country="DE" style:text-underline-style="none" fo:font-weight="bold" officeooo:rsid="0018f695" officeooo:paragraph-rsid="001a6c6d" style:font-weight-asian="bold" style:font-weight-complex="bold"/>
    </style:style>
    <style:style style:name="P32" style:family="paragraph" style:parent-style-name="Standard">
      <style:paragraph-properties fo:line-height="150%"/>
      <style:text-properties fo:language="de" fo:country="DE" style:text-underline-style="none" fo:font-weight="bold" officeooo:rsid="00185a5e" officeooo:paragraph-rsid="001a6c6d" style:font-weight-asian="bold" style:font-weight-complex="bold"/>
    </style:style>
    <style:style style:name="P33" style:family="paragraph" style:parent-style-name="Standard">
      <style:paragraph-properties fo:line-height="150%"/>
      <style:text-properties fo:language="de" fo:country="DE" style:text-underline-style="none" fo:font-weight="bold" officeooo:rsid="0017bd88" officeooo:paragraph-rsid="001a6c6d" style:font-weight-asian="bold" style:font-weight-complex="bold"/>
    </style:style>
    <style:style style:name="P34" style:family="paragraph" style:parent-style-name="Standard">
      <style:paragraph-properties fo:line-height="150%"/>
      <style:text-properties fo:font-size="15pt" fo:language="de" fo:country="DE" style:text-underline-style="solid" style:text-underline-width="auto" style:text-underline-color="font-color" fo:font-weight="bold" officeooo:rsid="00226005" officeooo:paragraph-rsid="00226005" style:font-size-asian="15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font-size="15pt" fo:language="de" fo:country="DE" style:text-underline-style="solid" style:text-underline-width="auto" style:text-underline-color="font-color" fo:font-weight="bold" officeooo:rsid="0021ea3c" officeooo:paragraph-rsid="0021ea3c" style:font-size-asian="15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style:font-name="Liberation Serif" fo:language="de" fo:country="DE" style:text-underline-style="none" fo:font-weight="bold" officeooo:rsid="0021ea3c" officeooo:paragraph-rsid="0021ea3c" style:font-weight-asian="bold" style:font-weight-complex="bold"/>
    </style:style>
    <style:style style:name="P37" style:family="paragraph" style:parent-style-name="Heading_20_3">
      <style:text-properties style:font-name="Liberation Serif" fo:font-size="12pt" fo:language="de" fo:country="DE" style:text-underline-style="none" fo:font-weight="bold" officeooo:rsid="00207ed8" officeooo:paragraph-rsid="0021ea3c" style:font-size-asian="12pt" style:font-weight-asian="bold" style:font-size-complex="12pt" style:font-weight-complex="bold"/>
    </style:style>
    <style:style style:name="P38" style:family="paragraph" style:parent-style-name="Heading_20_3">
      <style:text-properties fo:font-size="15pt" fo:language="de" fo:country="DE" style:text-underline-style="solid" style:text-underline-width="auto" style:text-underline-color="font-color" officeooo:rsid="0021ea3c" officeooo:paragraph-rsid="0021ea3c" style:font-size-asian="15pt" style:font-size-complex="15pt"/>
    </style:style>
    <style:style style:name="P39" style:family="paragraph" style:parent-style-name="Heading_20_3">
      <style:paragraph-properties fo:line-height="150%"/>
      <style:text-properties fo:font-size="15pt" fo:language="de" fo:country="DE" style:text-underline-style="solid" style:text-underline-width="auto" style:text-underline-color="font-color" officeooo:paragraph-rsid="001a6c6d" style:font-size-asian="15pt" style:font-size-complex="15pt"/>
    </style:style>
    <style:style style:name="P40" style:family="paragraph" style:parent-style-name="Heading_20_3">
      <style:paragraph-properties fo:line-height="150%"/>
      <style:text-properties fo:font-size="15pt" fo:language="de" fo:country="DE" style:text-underline-style="solid" style:text-underline-width="auto" style:text-underline-color="font-color" officeooo:rsid="00185a5e" officeooo:paragraph-rsid="001a6c6d" style:font-size-asian="15pt" style:font-size-complex="15pt"/>
    </style:style>
    <style:style style:name="T1" style:family="text">
      <style:text-properties officeooo:rsid="00177676"/>
    </style:style>
    <style:style style:name="T2" style:family="text">
      <style:text-properties officeooo:rsid="0019df61"/>
    </style:style>
    <style:style style:name="T3" style:family="text">
      <style:text-properties officeooo:rsid="001ddf47"/>
    </style:style>
    <style:style style:name="T4" style:family="text">
      <style:text-properties officeooo:rsid="00206ca1"/>
    </style:style>
    <style:style style:name="T5" style:family="text">
      <style:text-properties officeooo:rsid="001c5939"/>
    </style:style>
    <style:style style:name="T6" style:family="text">
      <style:text-properties officeooo:rsid="001dc6ac"/>
    </style:style>
    <style:style style:name="T7" style:family="text">
      <style:text-properties officeooo:rsid="001ef52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f5cf4"/>
    </style:style>
    <style:style style:name="T10" style:family="text">
      <style:text-properties style:text-underline-style="solid" style:text-underline-width="auto" style:text-underline-color="font-color" officeooo:rsid="001ef52f"/>
    </style:style>
    <style:style style:name="T11" style:family="text">
      <style:text-properties officeooo:rsid="00207ed8"/>
    </style:style>
    <style:style style:name="T12" style:family="text">
      <style:text-properties officeooo:rsid="0021ea3c"/>
    </style:style>
    <style:style style:name="T13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language="de" fo:country="DE" fo:font-weight="normal" officeooo:rsid="0021ea3c" style:font-size-asian="12pt" style:font-weight-asian="normal" style:font-size-complex="12pt" style:font-weight-complex="normal"/>
    </style:style>
    <style:style style:name="T15" style:family="text">
      <style:text-properties fo:font-size="12pt" fo:language="de" fo:country="DE" style:font-size-asian="12pt" style:font-size-complex="12pt"/>
    </style:style>
    <style:style style:name="T16" style:family="text">
      <style:text-properties officeooo:rsid="00226005"/>
    </style:style>
    <style:style style:name="T17" style:family="text">
      <style:text-properties officeooo:rsid="0023300f"/>
    </style:style>
    <style:style style:name="T18" style:family="text">
      <style:text-properties officeooo:rsid="001f5cf4"/>
    </style:style>
    <style:style style:name="T19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0" style:family="text">
      <style:text-properties fo:font-size="15pt" style:text-underline-style="solid" style:text-underline-width="auto" style:text-underline-color="font-color" fo:font-weight="bold" officeooo:rsid="00243655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3">Häusliche Idylle</text:h>
      <text:p text:style-name="P5">- Napoleon <text:span text:style-name="T1">wurde</text:span> entgültig besiegt (Schlacht von Waterloo, 1815) →<text:span text:style-name="T1"> Fortsetzung der Verhandlungen bzgl. Neuordnung Europas → Abschaffung der Ideen der Französichen Revolution</text:span></text:p>
      <text:p text:style-name="P5"><text:span text:style-name="T1">- österreichischer Staatskanzler: Fürst Metternicht (Metternichsches System)</text:span></text:p>
      <text:p text:style-name="P6">- Fürsten bündelten Staatsgewalten wieder → Unterdrückung von demokratischen Bestrebungen, <text:s text:c="2"/>liberalen und noationalstaatlichen Bewegungen.</text:p>
      <text:h text:style-name="P40" text:outline-level="3">Theater aus Österreich</text:h>
      <text:p text:style-name="P33">Franz Grillparzer</text:p>
      <text:p text:style-name="P7">- <text:span text:style-name="T5">einer der bedeutendsten österreichischen Autoren zu Beginn des 19. Jh.</text:span></text:p>
      <text:p text:style-name="P7">- <text:span text:style-name="T5">bekanntestes</text:span> <text:span text:style-name="T5">Werk: </text:span><text:s/>„König Ottakars Glück und Ende“</text:p>
      <text:p text:style-name="P7">- <text:span text:style-name="T5">nahm Themen aus österreichischen Geschichte</text:span><text:line-break/>- <text:span text:style-name="T5">viele seiner Werke wurden zensuriert</text:span></text:p>
      <text:p text:style-name="P32">Ferdinand Raimund</text:p>
      <text:p text:style-name="P8">- <text:s/>zuerst Schauspieler später <text:span text:style-name="T2">Direktor des Theaters in Leopoldstadt</text:span></text:p>
      <text:p text:style-name="P8">- <text:span text:style-name="T5">überlagert in seinen Zauberpossen und Märchenspielen Fantastisches und Reales</text:span></text:p>
      <text:p text:style-name="P8">- <text:span text:style-name="T5">Werke: Das Mädchen aus der Feenwelt, Der Bauer als Millionär, Der Alpenkönig und der Menschenfeind, Der Verschwender</text:span></text:p>
      <text:p text:style-name="P31">Johann Nestroy</text:p>
      <text:p text:style-name="P10">- Schauspieler und Direktor des Theaters in der Leopoldstadt.</text:p>
      <text:p text:style-name="P10">- <text:span text:style-name="T5">s</text:span>eine Stücke sind mit Spr<text:span text:style-name="T6">a</text:span>chspielen gespickte Possen, Satiren und Parodien.</text:p>
      <text:p text:style-name="P10">- <text:span text:style-name="T5">zeigt in seinen Werken gerne menschliche Laster und Schwächen auf</text:span></text:p>
      <text:p text:style-name="P9">- <text:span text:style-name="T6">erste große Bühnenerfolge: Lumpazivagabundus oder das liederliche Kleeblatt</text:span></text:p>
      <text:h text:style-name="P39" text:outline-level="3">Deutsche Dramatiker</text:h>
      <text:p text:style-name="P30">Georg Büchner</text:p>
      <text:p text:style-name="P12">- bekanntestes Werk: „Woyzeck“</text:p>
      <text:p text:style-name="P12">- <text:s/>starb mit 24 Jahren <text:span text:style-name="T7">a</text:span>n einer Infektionskrankheit</text:p>
      <text:p text:style-name="P30">Friedrich Hebbel</text:p>
      <text:p text:style-name="P11">- <text:span text:style-name="T7">Trauerspiel </text:span>„Maria Magdalena“</text:p>
      <text:h text:style-name="P39" text:outline-level="3">Lyrik: Weltschmerz, Naturschilderung und Sozialkritik</text:h>
      <text:p text:style-name="P29">Annete von Droste Hülshoff</text:p>
      <text:p text:style-name="P12">- <text:span text:style-name="T7">v</text:span>ersuchte <text:span text:style-name="T7">in ihren Gedichten</text:span> den Stimmungen, dem Großen und dem Kleinen in der Natur eine Sprache zu geben und in Worte zu fassen. </text:p>
      <text:p text:style-name="P12"><text:soft-page-break/>- <text:span text:style-name="T17">b</text:span>ekannt geworden durch ihre Balladen: „Der Knabe <text:span text:style-name="T3">im Moor</text:span>“, „<text:span text:style-name="T3">Das geistliche Jahr</text:span>“</text:p>
      <text:p text:style-name="P29">Eduard Mörike</text:p>
      <text:p text:style-name="P13"><text:span text:style-name="T7">- s</text:span>tellte Natur in ihrer F<text:span text:style-name="T7">ar</text:span>benpracht und Schönheit in seinen Gedichten dar.</text:p>
      <text:p text:style-name="P13">- schrieb <text:span text:style-name="T7">auch</text:span> über die einfach<text:span text:style-name="T7">e</text:span> Dinge <text:span text:style-name="T7">(</text:span>Lampe<text:span text:style-name="T7">)</text:span></text:p>
      <text:p text:style-name="P29">Nikolaus Lenau</text:p>
      <text:p text:style-name="P14">- <text:span text:style-name="T7">war mit seiner Naturlyrik der </text:span>Dichter des Weltschmerzes </text:p>
      <text:p text:style-name="P29">Heinrich Heine</text:p>
      <text:p text:style-name="P14">- Bedeutenster Lyriker seiner Zeit</text:p>
      <text:p text:style-name="P14">- <text:span text:style-name="T7">war in seinen letzten Lebensjahren beinahe gelähmt</text:span></text:p>
      <text:p text:style-name="P15">- seine Gedichte im „B<text:span text:style-name="T7">u</text:span>ch der Lieder“ gesammelt</text:p>
      <text:p text:style-name="P28"><text:span text:style-name="T18">August Heinrich Hoffmann von Fallersleben</text:span></text:p>
      <text:p text:style-name="P16">- beteiligt an der deutschen Nationalhymne <text:span text:style-name="T7">(mit Joseph Haydn)</text:span></text:p>
      <text:p text:style-name="P16">- „<text:span text:style-name="T7">Alle Vöglein sind schon da“, „Ein Männlein steht im Walde“</text:span></text:p>
      <text:h text:style-name="P39" text:outline-level="3">Die Erzähler</text:h>
      <text:p text:style-name="P17">- weibliche Leserpublikum nahm stark <text:span text:style-name="T7">zu →</text:span> <text:span text:style-name="T7">erhöhte </text:span>Nachfrage an Lektür<text:span text:style-name="T7">e</text:span> (vorallem in erzählerischer Form)</text:p>
      <text:p text:style-name="P17">- <text:span text:style-name="T4">Erzählung oder Novelle sehr beliebt bei Autoren</text:span></text:p>
      <text:p text:style-name="P17"><text:span text:style-name="T4">- Englische Autoren wie Walter Scott waren ein Vorbild für Autoren</text:span></text:p>
      <text:p text:style-name="P27"><text:span text:style-name="T4">Jeremaus Gotthelf:</text:span></text:p>
      <text:p text:style-name="P17"><text:span text:style-name="T4">- Pfarrer im Emmental</text:span></text:p>
      <text:p text:style-name="P17"><text:span text:style-name="T4">- schrieb Romane über das Leben der Bauern im Berner Land, ihre christliche Ordnung, die Ehrfurcht vor Gott, und der durch harte Arbeit erworbene Wohlstand</text:span></text:p>
      <text:p text:style-name="P26">Adalbert Stifter:</text:p>
      <text:p text:style-name="P19">- gilt als Meister der Naturschilderung und der Darstellung des Kleinen</text:p>
      <text:p text:style-name="P19">- <text:span text:style-name="T11">seine Novellen und Erzählungen sind gesammelt in Studien, bunte Steine und Die Mappe meines Urgroßvaters</text:span></text:p>
      <text:p text:style-name="P19">- <text:span text:style-name="T11">Motive: Humanität, Glaube und Kraft der Gemeinschaft</text:span></text:p>
      <text:h text:style-name="P38" text:outline-level="3">Der Siegeszug des Klaviers</text:h>
      <text:h text:style-name="P37" text:outline-level="3">Fryderik <text:span text:style-name="T12">Chopin:</text:span></text:h>
      <text:p text:style-name="P1"><text:span text:style-name="T14">- wurde nach Flucht aus Polen in den Salons der Pariser Adeligen zum Star</text:span></text:p>
      <text:p text:style-name="P1"><text:span text:style-name="T14">- komponierte nur für Klavier (Walzer, Mazurka, Polonaise)</text:span></text:p>
      <text:p text:style-name="P3"><text:span text:style-name="T15">Robert Schumann:</text:span></text:p>
      <text:p text:style-name="P2"><text:span text:style-name="T13">- schuf Miniaturen die er zu Suiten zusammenfasste</text:span></text:p>
      <text:p text:style-name="P2"><text:soft-page-break/><text:span text:style-name="T13">- bekannteste Werke: Liederzyklus Dichterliebe</text:span></text:p>
      <text:p text:style-name="P36">Franz Liszt:</text:p>
      <text:p text:style-name="P20">- tourte schon als zwölfjähriger Klavierspieler durch Europa</text:p>
      <text:p text:style-name="P20">- schuff neue Ausdrucksmittel und Spieltechniken</text:p>
      <text:p text:style-name="P20"><text:span text:style-name="T19">Kommunikation</text:span></text:p>
      <text:p text:style-name="P20">- Elektrizität → 1833 Telegrafenanlage → Schreibtelegrafen</text:p>
      <text:p text:style-name="P35">Chemie des Lebendigen</text:p>
      <text:p text:style-name="P18"><text:s/>Justus Liebig:</text:p>
      <text:p text:style-name="P21">- <text:span text:style-name="T16">Analysen organischer Stoffe, physiologische Chemie, schuff Grundlgaen für Einsatz von Düngemittel</text:span></text:p>
      <text:p text:style-name="P18">Friedrich Wöhler</text:p>
      <text:p text:style-name="P20">- <text:span text:style-name="T16">künstliche Synthesisierung von Harnstoff</text:span></text:p>
      <text:p text:style-name="P34">Das Leben im Kleinen:</text:p>
      <text:p text:style-name="P22">- Robert Brown entdeckte Zellkern, Matthias Schleiden/Theodor Schwann ekannten das lebewesen aus Zellen aufgebaut sind</text:p>
      <text:p text:style-name="P22">- Karl Ernst von Baer beschrieb Entwicklung des Embryos</text:p>
      <text:p text:style-name="P34">Sieg über die Schmerzen:</text:p>
      <text:p text:style-name="P22">- es gelang Mikroben unter Mikroskop zu beobachten</text:p>
      <text:p text:style-name="P22">- 1842 Narkose mit Ether</text:p>
      <text:p text:style-name="P34">Der Berg als Herausforderung und Abenteuer:</text:p>
      <text:p text:style-name="P22">- Geschichte des Alpinismus begann 1786 mit Erstbesteigung des Mont Blanc</text:p>
      <text:p text:style-name="P22">- charakteristisch: Mischung aus Forscherdrang, Wissenschaft und Abenteuer</text:p>
      <text:p text:style-name="P22">- zuerst Erstbesteigungen dann Alpen zunehmend touristisch erschlossen</text:p>
      <text:p text:style-name="P22"><text:span text:style-name="T20">P</text:span><text:span text:style-name="T19">essimismus:</text:span></text:p>
      <text:p text:style-name="P24">Arthur Schopenhauer:</text:p>
      <text:p text:style-name="P22">- Ansicht: Welt ist wie ein Kerker, dessen Mauern der nach Erkenntnis strebende Verstand vergeblich zu überwinden versucht</text:p>
      <text:p text:style-name="P22">- Grundhaltung Melancholie: menschlicher Wille sei ziellos → gesamtes Dasein ist sinnlos, nur in Vereinigung von Streben und Willen finde der Mensch einen Moment Erfüllung – <text:span text:style-name="T17">am ehesten bei Betrachtung von Kunst – höchste Form von Kunst sei Musik</text:span></text:p>
      <text:p text:style-name="P25">Soren Kierkegaard:</text:p>
      <text:p text:style-name="P23">- Begründer der Existenzphilosophie</text:p>
      <text:p text:style-name="P23">- Existenz durch Gegensatz geprägt: Endlichkeit und Streben (Tod) nach Unendlichkeit (Freiheit)</text:p>
      <text:p text:style-name="P23"><text:soft-page-break/>- drei Staden der menschlichen Existenz:</text:p>
      <text:p text:style-name="P23">1. die ästhetische (Streben nach Genuss)</text:p>
      <text:p text:style-name="P23">2. die ethische (Leben nach moralischen Grundsätzen)</text:p>
      <text:p text:style-name="P23">3. die religiöse (Leben im Glauben)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0:59:53.822000000</meta:creation-date>
    <dc:date>2018-11-07T22:34:10.158000000</dc:date>
    <meta:editing-duration>PT16M31S</meta:editing-duration>
    <meta:editing-cycles>4</meta:editing-cycles>
    <meta:generator>LibreOffice/4.4.7.2$Windows_x86 LibreOffice_project/f3153a8b245191196a4b6b9abd1d0da16eead600</meta:generator>
    <meta:document-statistic meta:table-count="0" meta:image-count="0" meta:object-count="0" meta:page-count="4" meta:paragraph-count="89" meta:word-count="686" meta:character-count="4808" meta:non-whitespace-character-count="4201"/>
  </office:meta>
</office:document-meta>
</file>